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4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7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6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5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3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0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14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8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" draw:layer="layout" svg:width="1.214cm" svg:height="1.249cm" svg:x="6.75cm" svg:y="1.371cm">
          <text:p text:style-name="P11"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214cm" svg:height="1.249cm" svg:x="6.75cm" svg:y="2.759cm">
          <text:p text:style-name="P12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4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1.214cm" svg:height="1.249cm" svg:x="1.27cm" svg:y="1.571cm">
          <text:p text:style-name="P15"><text:span text:style-name="T5">Esc</text:span></text:p>
          <text:p text:style-name="P15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4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4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4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4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4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7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4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4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27cm" svg:y="4.346cm">
          <text:p text:style-name="P18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1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1.17cm">
          <text:p text:style-name="P14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0.97cm">
          <text:p text:style-name="P14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1.17cm">
          <text:p text:style-name="P14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 text:style-name="P18"><text:span text:style-name="T7">Bsp</text:span></text:p>
          <text:p text:style-name="P18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2.558cm">
          <text:p text:style-name="P14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2.358cm">
          <text:p text:style-name="P14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2.558cm">
          <text:p text:style-name="P14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4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4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3.945cm">
          <text:p text:style-name="P14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3.745cm">
          <text:p text:style-name="P14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3.945cm">
          <text:p text:style-name="P14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4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1.214cm" svg:height="1.249cm" svg:x="7.329cm" svg:y="5.913cm">
          <text:p text:style-name="P19"><text:span text:style-name="T8">Space</text:span></text:p>
          <text:p text:style-name="P19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1"><text:span text:style-name="T10">,</text:span></text:p>
          <text:p text:style-name="P21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.218cm" svg:height="1.249cm" svg:x="9.525cm" svg:y="5.913cm">
          <text:p text:style-name="P19"><text:span text:style-name="T12">Enter</text:span></text:p>
          <text:p text:style-name="P19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4cm" svg:y="5.713cm">
          <text:p text:style-name="P22"><text:span text:style-name="T13">.</text:span></text:p>
          <text:p text:style-name="P22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1.17cm">
          <text:p text:style-name="P14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0.97cm">
          <text:p text:style-name="P14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1.17cm">
          <text:p text:style-name="P14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2.558cm">
          <text:p text:style-name="P14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2.358cm">
          <text:p text:style-name="P14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2.558cm">
          <text:p text:style-name="P14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3.945cm">
          <text:p text:style-name="P14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3.745cm">
          <text:p text:style-name="P14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3.945cm">
          <text:p text:style-name="P14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1.214cm" svg:height="1.249cm" svg:x="7.329cm" svg:y="5.913cm">
          <text:p text:style-name="P24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8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.214cm" svg:height="1.249cm" svg:x="1.27cm" svg:y="1.571cm">
          <text:p text:style-name="P27"><text:span text:style-name="T16">Wh</text:span></text:p>
          <text:p text:style-name="P27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1.214cm" svg:height="1.25cm" svg:x="5.38cm" svg:y="1.17cm">
          <text:p text:style-name="P29"><text:span text:style-name="T17">Wh</text:span></text:p>
          <text:p text:style-name="P29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.215cm" svg:height="1.25cm" svg:x="4.01cm" svg:y="0.97cm">
          <text:p text:style-name="P29"><text:span text:style-name="T17">Wh</text:span></text:p>
          <text:p text:style-name="P29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1.215cm" svg:height="1.25cm" svg:x="2.64cm" svg:y="1.17cm">
          <text:p text:style-name="P29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2" draw:layer="layout" svg:width="1.214cm" svg:height="1.25cm" svg:x="5.38cm" svg:y="2.558cm">
          <text:p text:style-name="P31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1.215cm" svg:height="1.25cm" svg:x="4.01cm" svg:y="2.358cm">
          <text:p text:style-name="P31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15cm" svg:height="1.25cm" svg:x="2.64cm" svg:y="2.558cm">
          <text:p text:style-name="P31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214cm" svg:height="1.249cm" svg:x="1.27cm" svg:y="2.959cm">
          <text:p text:style-name="P33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19cm" svg:y="2.558cm">
          <text:p text:style-name="P24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89cm" svg:y="2.358cm">
          <text:p text:style-name="P24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59cm" svg:y="2.558cm">
          <text:p text:style-name="P24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5" draw:layer="layout" svg:width="1.218cm" svg:height="1.249cm" svg:x="9.525cm" svg:y="5.913cm">
          <text:p text:style-name="P24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6" draw:layer="layout" svg:width="1.219cm" svg:height="1.25cm" svg:x="10.884cm" svg:y="5.713cm">
          <text:p text:style-name="P35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19cm" svg:y="1.17cm">
          <text:p text:style-name="P24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19cm" svg:height="1.25cm" svg:x="12.889cm" svg:y="0.97cm">
          <text:p text:style-name="P37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8" draw:layer="layout" svg:width="1.219cm" svg:height="1.25cm" svg:x="14.259cm" svg:y="1.17cm">
          <text:p text:style-name="P37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5" draw:layer="layout" svg:width="1.218cm" svg:height="1.249cm" svg:x="15.64cm" svg:y="1.571cm">
          <text:p text:style-name="P24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2" draw:layer="layout" svg:width="1.219cm" svg:height="1.25cm" svg:x="11.519cm" svg:y="2.558cm">
          <text:p text:style-name="P31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2" draw:layer="layout" svg:width="1.219cm" svg:height="1.25cm" svg:x="12.889cm" svg:y="2.358cm">
          <text:p text:style-name="P31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2" draw:layer="layout" svg:width="1.219cm" svg:height="1.25cm" svg:x="14.259cm" svg:y="2.558cm">
          <text:p text:style-name="P31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2" draw:layer="layout" svg:width="1.218cm" svg:height="1.249cm" svg:x="15.64cm" svg:y="2.959cm">
          <text:p text:style-name="P31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1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89cm" svg:y="3.745cm">
          <text:p text:style-name="P24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59cm" svg:y="3.945cm">
          <text:p text:style-name="P24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0.88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1" draw:layer="layout" svg:width="1.214cm" svg:height="1.249cm" svg:x="6.75cm" svg:y="1.371cm">
          <text:p text:style-name="P40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3" draw:layer="layout" svg:width="1.214cm" svg:height="1.249cm" svg:x="6.75cm" svg:y="2.759cm">
          <text:p text:style-name="P42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1.571cm">
          <text:p text:style-name="P19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2.959cm">
          <text:p text:style-name="P19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4.346cm">
          <text:p text:style-name="P19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9cm" svg:y="1.17cm">
          <text:p text:style-name="P44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9cm" svg:y="0.97cm">
          <text:p text:style-name="P44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9cm" svg:y="1.17cm">
          <text:p text:style-name="P44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1.571cm">
          <text:p text:style-name="P46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9cm" svg:y="2.558cm">
          <text:p text:style-name="P44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9cm" svg:y="2.358cm">
          <text:p text:style-name="P44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9cm" svg:y="2.558cm">
          <text:p text:style-name="P44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8" draw:layer="layout" svg:width="1.218cm" svg:height="1.249cm" svg:x="15.64cm" svg:y="2.959cm">
          <text:p text:style-name="P46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9cm" svg:y="3.945cm">
          <text:p text:style-name="P44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9cm" svg:y="3.745cm">
          <text:p text:style-name="P44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9cm" svg:y="3.945cm">
          <text:p text:style-name="P44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4.346cm">
          <text:p text:style-name="P46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4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20T13:53:34.006729778</dc:date>
    <meta:editing-duration>P1DT2H2M1S</meta:editing-duration>
    <meta:editing-cycles>63</meta:editing-cycles>
    <meta:generator>LibreOffice/7.4.3.2$Linux_X86_64 LibreOffice_project/40$Build-2</meta:generator>
    <meta:print-date>2023-01-20T13:53:54.379912044</meta:print-date>
    <meta:document-statistic meta:object-count="245"/>
  </office:meta>
</office:document-meta>
</file>